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riverBasedDataSource.getConnection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riverBasedDataSourc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riverBasedDataSource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riverBasedDataSource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riverBasedDataSource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riverBasedDataSource.getConnectionFromDriver( @ Nullable String username , @ Nullable String passwor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DriverBasedDataSource.setUrl( @ Nullable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riverBasedDataSource.setUsername( @ Nullable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riverBasedDataSource.setCatalog( @ Nullable String 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riverBasedDataSource.get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riverBasedDataSource.getConnection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riverBasedDataSource.setPassword( @ Nullable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riverBasedDataSource.setConnectionProperties( @ Nullable Properties connection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riverBasedDataSource.setSchema( @ Nullable String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riverBasedDataSource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